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P2" style:family="paragraph" style:parent-style-name="Standard">
      <style:text-properties style:font-name="Noto Sans CJK TC" fo:font-size="11pt" officeooo:paragraph-rsid="00046d47" style:font-name-asian="Noto Sans CJK TC" style:font-size-asian="11pt" style:font-size-complex="11pt"/>
    </style:style>
    <style:style style:name="P3" style:family="paragraph" style:parent-style-name="Standard">
      <style:text-properties style:font-name="Noto Sans CJK TC" fo:font-size="11pt" officeooo:paragraph-rsid="00264eb4" style:font-name-asian="Noto Sans CJK TC" style:font-size-asian="11pt" style:font-size-complex="11pt"/>
    </style:style>
    <style:style style:name="P4" style:family="paragraph" style:parent-style-name="Standard">
      <style:text-properties style:font-name="Noto Sans CJK TC" fo:font-size="11pt" officeooo:paragraph-rsid="0004d9a6" style:font-name-asian="Noto Sans CJK TC" style:font-size-asian="11pt" style:font-size-complex="11pt"/>
    </style:style>
    <style:style style:name="P5" style:family="paragraph" style:parent-style-name="Standard">
      <style:text-properties style:font-name="Noto Sans CJK TC" fo:font-size="11pt" officeooo:paragraph-rsid="0081a807" style:font-name-asian="Noto Sans CJK TC" style:font-size-asian="11pt" style:font-size-complex="11pt"/>
    </style:style>
    <style:style style:name="P6" style:family="paragraph" style:parent-style-name="Standard">
      <style:text-properties style:font-name="Noto Sans CJK TC" fo:font-size="11pt" officeooo:paragraph-rsid="00965f70" style:font-name-asian="Noto Sans CJK TC" style:font-size-asian="11pt" style:font-size-complex="11pt"/>
    </style:style>
    <style:style style:name="P7" style:family="paragraph" style:parent-style-name="Standard">
      <style:text-properties style:font-name="Noto Sans CJK TC" fo:font-size="11pt" officeooo:paragraph-rsid="003c2289" style:font-name-asian="Noto Sans CJK TC" style:font-size-asian="11pt" style:font-size-complex="11pt"/>
    </style:style>
    <style:style style:name="P8" style:family="paragraph" style:parent-style-name="Standard">
      <style:text-properties style:font-name="Noto Sans CJK TC" fo:font-size="11pt" officeooo:paragraph-rsid="00083bbb" style:font-name-asian="Noto Sans CJK TC" style:font-size-asian="11pt" style:font-size-complex="11pt"/>
    </style:style>
    <style:style style:name="P9" style:family="paragraph" style:parent-style-name="Standard">
      <style:text-properties style:font-name="Noto Sans CJK TC" fo:font-size="11pt" officeooo:paragraph-rsid="007ccf30" style:font-name-asian="Noto Sans CJK TC" style:font-size-asian="11pt" style:font-size-complex="11pt"/>
    </style:style>
    <style:style style:name="P10" style:family="paragraph" style:parent-style-name="Heading_20_1">
      <style:text-properties style:font-name="Noto Sans CJK TC" fo:font-size="11pt" fo:font-weight="normal" officeooo:paragraph-rsid="0031c9b1" style:font-name-asian="Noto Sans CJK TC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P12" style:family="paragraph" style:parent-style-name="Standard">
      <style:text-properties officeooo:paragraph-rsid="00c586c2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officeooo:rsid="003e3adc"/>
    </style:style>
    <style:style style:name="T5" style:family="text">
      <style:text-properties officeooo:rsid="0042406f"/>
    </style:style>
    <style:style style:name="T6" style:family="text">
      <style:text-properties officeooo:rsid="0079bfe8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7e7c48"/>
    </style:style>
    <style:style style:name="T10" style:family="text">
      <style:text-properties style:font-name="Noto Sans CJK TC" fo:font-size="11pt" style:font-name-asian="Noto Sans CJK TC" style:font-size-asian="11pt" style:font-size-complex="11pt"/>
    </style:style>
    <style:style style:name="T11" style:family="text">
      <style:text-properties style:font-name="Noto Sans CJK TC" fo:font-size="11pt" officeooo:rsid="001feb09" style:font-name-asian="Noto Sans CJK TC" style:font-size-asian="11pt" style:font-size-complex="11pt"/>
    </style:style>
    <style:style style:name="T12" style:family="text">
      <style:text-properties style:font-name="Noto Sans CJK TC" fo:font-size="11pt" officeooo:rsid="0024befe" style:font-name-asian="Noto Sans CJK TC" style:font-size-asian="11pt" style:font-size-complex="11pt"/>
    </style:style>
    <style:style style:name="T13" style:family="text">
      <style:text-properties officeooo:rsid="0094c960"/>
    </style:style>
    <style:style style:name="T14" style:family="text">
      <style:text-properties officeooo:rsid="00a004f6"/>
    </style:style>
    <style:style style:name="T15" style:family="text">
      <style:text-properties officeooo:rsid="00ae7ba6"/>
    </style:style>
    <style:style style:name="T16" style:family="text">
      <style:text-properties officeooo:rsid="00bc4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潔心林炳炎中學劉瑤紅校長道鑒：</text:h>
      <text:p text:style-name="P1"/>
      <text:p text:style-name="P1">應徵物理科學位教師</text:p>
      <text:p text:style-name="P1"/>
      <text:p text:style-name="P2"/>
      <text:p text:style-name="P2"/>
      <text:p text:style-name="P3"><text:s text:c="2"/>本人於<text:bookmark text:name="1023"/>從明報網頁招聘上，得悉 貴校有意聘請物理科學位教師，本人對此職位深感興趣，故特來函應徵。</text:p>
      <text:p text:style-name="P4"/>
      <text:p text:style-name="P5"><text:s text:c="2"/>本人畢業於香港中文大學，主修物理及副修數學，並取得物理哲學碩士學位。此後，出於對利用物理和數學知識幫助社會的興趣，本人前往荷蘭萊頓大學攻讀計算社會科學博士學位，目前正處在即將畢業的階段。在攻讀博士期間，本人對科普教育領域產生了濃厚的興趣，並開發了一款遊戲，用以科普物理知識。這激發了本人回港從事中學教學並推動科普教育的念頭。</text:p>
      <text:p text:style-name="P4"/>
      <text:p text:style-name="P6"><text:s text:c="2"/>本人在學術和青少年服務生涯中，經常擔任教學崗位，積累了豐富的教導不同人士的經驗。儘管本人尚未在中學全職教學<text:span text:style-name="T4">，但本人能因應不同學生的需要而設定教學方式的能力，</text:span>相信能夠符合 貴校學生的需求<text:span text:style-name="T4">。尤其是本人在香港基督少年軍的義務工作中，</text:span>經常需要管理不同階層的中學生，與他們建立良好關係並輔導他們的學業<text:span text:style-name="T4">。</text:span><text:span text:style-name="T5">相信這些經驗將對本人在 貴校展開教學工作有所幫助。</text:span></text:p>
      <text:p text:style-name="P7"><text:s text:c="2"/></text:p>
      <text:p text:style-name="P12"><text:span text:style-name="T10"><text:s text:c="2"/>雖然學術研究的專業知識跟中學課本知識相距甚遠</text:span><text:span text:style-name="T11">，但學術研究所培養的好奇心、思辨能力和資料收集能力卻能讓人受用終生。因此</text:span><text:span text:style-name="T12">，本人渴望能透過言傳身教，引導學生發展這部份的能力。</text:span>此外，本人具備的競賽經驗和跨學科背景可以為 貴校學生提供兼具趣味性和實用性的跨科目活動，豐富他們的校園生活。<text:span text:style-name="T12">此外，本人具備的競賽和跨學科背景可以為 貴校學生提供兼具趣味性和實用性的聯課活動，豐富他們的校園生活。本人也希望能夠透過教學的機會，將基督的精神分享給學生們，促進學生的靈命成長。</text:span></text:p>
      <text:p text:style-name="P8"/>
      <text:p text:style-name="P9"><text:s text:c="2"/>綜合本人的學歷及經驗，相信正符合 貴校對上述職位的要求。隨函謹附個人英文履歷一份，懇請閱覽。本人目前正在香港完成博士論文<text:span text:style-name="T9">，</text:span>如有任何問題，請隨時電郵<text:span text:style-name="T15">adrian.k.h.lai@gmail.com或</text:span>賜電<text:span text:style-name="T14">（852）</text:span><text:span text:style-name="T6">9171-2155</text:span>。期待有機會與 貴校進一步交流。</text:p>
      <text:p text:style-name="P8"/>
      <text:p text:style-name="P2"/>
      <text:p text:style-name="P2"><text:s text:c="2"/>敬祝 <text:line-break/>教安</text:p>
      <text:p text:style-name="P2"/>
      <text:p text:style-name="P2"/>
      <text:p text:style-name="P4">申請人</text:p>
      <text:p text:style-name="P4">賴冠恒 謹啟</text:p>
      <text:p text:style-name="P4">202<text:span text:style-name="T1">4</text:span> 年 <text:span text:style-name="T3">3</text:span>月 <text:span text:style-name="T13">15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4-03T23:19:49.218621433</dc:date>
    <meta:editing-duration>P3DT12H24M59S</meta:editing-duration>
    <meta:editing-cycles>124</meta:editing-cycles>
    <meta:generator>LibreOffice/24.2.2.2$Linux_X86_64 LibreOffice_project/420$Build-2</meta:generator>
    <meta:print-date>2024-03-20T11:31:40.786450455</meta:print-date>
    <meta:printed-by>PDF files</meta:printed-by>
    <meta:document-statistic meta:table-count="0" meta:image-count="0" meta:object-count="0" meta:page-count="1" meta:paragraph-count="12" meta:word-count="739" meta:character-count="803" meta:non-whitespace-character-count="776"/>
  </office:meta>
</office:document-meta>
</file>